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Русская Философия</text:title></text:p>
      <text:p text:style-name="OrgTitle"/>
      <text:p text:style-name="OrgSubtitle"><text:initial-creator>Кормышев Егор ИСиПв-401</text:initial-creator></text:p>
      <text:p text:style-name="OrgSubtitle"/>
      <text:p text:style-name="OrgSubtitle">19.10.2024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Contents_20_1"><text:a xlink:type="simple" xlink:href="#orgfe5864f">1. Русская философия</text:a></text:p>
          <text:p text:style-name="Contents_20_2"><text:a xlink:type="simple" xlink:href="#org8dc7857">1.1. Основные темы и проблемы</text:a></text:p>
          <text:p text:style-name="Contents_20_2"><text:a xlink:type="simple" xlink:href="#org3d99f97">1.2. Философия Просвещения</text:a></text:p>
          <text:p text:style-name="Contents_20_3"><text:a xlink:type="simple" xlink:href="#orgd9a704f">1.2.1. Декабристы</text:a></text:p>
          <text:p text:style-name="Contents_20_3"><text:a xlink:type="simple" xlink:href="#orgc50f5cf">1.2.2. «Славянофилы»</text:a></text:p>
          <text:p text:style-name="Contents_20_3"><text:a xlink:type="simple" xlink:href="#orgab31f92">1.2.3. «Западники»</text:a></text:p>
          <text:p text:style-name="Contents_20_3"><text:a xlink:type="simple" xlink:href="#org960071c">1.2.4. Почвенничество</text:a></text:p>
          <text:p text:style-name="Contents_20_3"><text:a xlink:type="simple" xlink:href="#org888ec31">1.2.5. Консерватизм</text:a></text:p>
          <text:p text:style-name="Contents_20_3"><text:a xlink:type="simple" xlink:href="#orgeeeb7d4">1.2.6. Революционно-демократическое направление</text:a></text:p>
          <text:p text:style-name="Contents_20_3"><text:a xlink:type="simple" xlink:href="#org3b552cc">1.2.7. Русский космизм</text:a></text:p>
          <text:p text:style-name="Contents_20_3"><text:a xlink:type="simple" xlink:href="#org0eb5302">1.2.8. Философия русского зарубежья.</text:a></text:p>
        </text:index-body>
      </text:table-of-content>
      <text:h text:style-name="Heading_20_1" text:outline-level="1" text:is-list-header="false">
<text:bookmark-start text:name="OrgXref.orgfe5864f"/>
<text:bookmark text:name="orgfe5864f"/>Русская философия
<text:bookmark-end text:name="OrgXref.orgfe5864f"/></text:h>
      <text:p text:style-name="Text_20_body"><text:span text:style-name="Bold">Русская филосовская мысль</text:span> - органическая часть мировой философии. Освящает те же проблемы, что и западноевропейская философия, но с большим национальным уклоном
</text:p>
      <text:h text:style-name="Heading_20_2" text:outline-level="2" text:is-list-header="false">
<text:bookmark-start text:name="OrgXref.org8dc7857"/>
<text:bookmark text:name="org8dc7857"/>Основные темы и проблемы
<text:bookmark-end text:name="OrgXref.org8dc7857"/></text:h>
      <text:list text:style-name="OrgBulletedList" text:continue-numbering="false">
        <text:list-item>
          <text:p text:style-name="Text_20_body">Тема человека, его судьбы и смысла жизни
</text:p>
        </text:list-item>
        <text:list-item>
          <text:p text:style-name="Text_20_body">Проблема добра и зла
</text:p>
        </text:list-item>
        <text:list-item>
          <text:p text:style-name="Text_20_body">Критика рационализма
</text:p>
        </text:list-item>
        <text:list-item>
          <text:p text:style-name="Text_20_body">Обоснование "интуитивно-мистического" метода познания (целостным духом)
</text:p>
        </text:list-item>
        <text:list-item>
          <text:p text:style-name="Text_20_body">"Русская идея" - выяснение особенностей русского духа, культуры и менталитета
</text:p>
        </text:list-item>
        <text:list-item>
          <text:p text:style-name="Text_20_body">Поиск исторического пути развития России
</text:p>
        </text:list-item>
        <text:list-item>
          <text:p text:style-name="Text_20_body">Поиск смысла истории человечества
</text:p>
        </text:list-item>
        <text:list-item>
          <text:p text:style-name="Text_20_body">Тема Всеединства
</text:p>
        </text:list-item>
      </text:list>
      <text:h text:style-name="Heading_20_2" text:outline-level="2" text:is-list-header="false">
<text:bookmark-start text:name="OrgXref.org3d99f97"/>
<text:bookmark text:name="org3d99f97"/>Философия Просвещения
<text:bookmark-end text:name="OrgXref.org3d99f97"/></text:h>
      <text:p text:style-name="Text_20_body">М.В. Ломоносов, ХУ111 в. — материалист, атомист, сформулировал закон сохранения вещества и движения.  А.Н. Радищев, ХУ111 в. — бессмертие души, критика деспотизма и крепостного права.
</text:p>
      <text:h text:style-name="Heading_20_3" text:outline-level="3" text:is-list-header="false">
<text:bookmark-start text:name="OrgXref.orgd9a704f"/>
<text:bookmark text:name="orgd9a704f"/>Декабристы
<text:bookmark-end text:name="OrgXref.orgd9a704f"/></text:h>
      <text:p text:style-name="Text_20_body">П. Пестель, Н. Муравьев, И. Якушкин, М. Лунин, В. Кюхельбеккер — прекращение крепостничества и разрушение самодержавия.
</text:p>
      <text:p text:style-name="Text_20_body">П.Я. Чаадаев
</text:p>
      <text:p text:style-name="Text_20_body">«Философические письма» — критика национальной самобытности.
</text:p>
      <text:h text:style-name="Heading_20_3" text:outline-level="3" text:is-list-header="false">
<text:bookmark-start text:name="OrgXref.orgc50f5cf"/>
<text:bookmark text:name="orgc50f5cf"/>«Славянофилы»
<text:bookmark-end text:name="OrgXref.orgc50f5cf"/></text:h>
      <text:p text:style-name="Text_20_body">А.С. Хомяков, И.В. Киреевский, Ю.Ф. Самарин, А.Н. Островский, братья Аксаковы — особый путь России на православии и крестьянской общине.
</text:p>
      <text:h text:style-name="Heading_20_3" text:outline-level="3" text:is-list-header="false">
<text:bookmark-start text:name="OrgXref.orgab31f92"/>
<text:bookmark text:name="orgab31f92"/>«Западники»
<text:bookmark-end text:name="OrgXref.orgab31f92"/></text:h>
      <text:p text:style-name="Text_20_body">В.Г. Белинский, В.П. Боткин, А.И. Герцен, Т.Г. Грановский, Н.П. Огарев, К.Д. Равелин — путь России без отличий от Запада.
</text:p>
      <text:h text:style-name="Heading_20_3" text:outline-level="3" text:is-list-header="false">
<text:bookmark-start text:name="OrgXref.org960071c"/>
<text:bookmark text:name="org960071c"/>Почвенничество
<text:bookmark-end text:name="OrgXref.org960071c"/></text:h>
      <text:p text:style-name="Text_20_body">Ф.М. Достоевский — создание новой формы, основанной на народных началах. Н.Я. Данилевский — культурно-исторические типы, Европа и Россия разные цивилизации.
</text:p>
      <text:h text:style-name="Heading_20_3" text:outline-level="3" text:is-list-header="false">
<text:bookmark-start text:name="OrgXref.org888ec31"/>
<text:bookmark text:name="org888ec31"/>Консерватизм
<text:bookmark-end text:name="OrgXref.org888ec31"/></text:h>
      <text:p text:style-name="Text_20_body">К.Н. Леонтьев — законы созревания и гибели культур. Л. Толстой — «непротивление злу насилием».
</text:p>
      <text:h text:style-name="Heading_20_3" text:outline-level="3" text:is-list-header="false">
<text:bookmark-start text:name="OrgXref.orgeeeb7d4"/>
<text:bookmark text:name="orgeeeb7d4"/>Революционно-демократическое направление
<text:bookmark-end text:name="OrgXref.orgeeeb7d4"/></text:h>
      <text:p text:style-name="Text_20_body">А.И. Герцен — концепция «русского социализма». Н.Г. Чернышевский — закон прогресса и революция. М. Бакунин — идея анархизма. П.Н. Ткачев — террор против самодержавия. П.Л. Лавров — критически мыслящие личности — главная сила истории.
</text:p>
      <text:h text:style-name="Heading_20_3" text:outline-level="3" text:is-list-header="false">
<text:bookmark-start text:name="OrgXref.org3b552cc"/>
<text:bookmark text:name="org3b552cc"/>Русский космизм
<text:bookmark-end text:name="OrgXref.org3b552cc"/></text:h>
      <text:p text:style-name="Text_20_body">Н. Федоров, В. Вернадский, К. Циолковский, А. Чижевский — единство человека, Земли и Космоса. Н. Федоров — победа над смертью, воскрешение предков. К. Циолковский — идея союза разумных существ космоса. А. Чижевский — гелиобиология: влияние Солнца на земные процессы.
</text:p>
      <text:h text:style-name="Heading_20_3" text:outline-level="3" text:is-list-header="false">
<text:bookmark-start text:name="OrgXref.org0eb5302"/>
<text:bookmark text:name="org0eb5302"/>Философия русского зарубежья.
<text:bookmark-end text:name="OrgXref.org0eb5302"/></text:h>
      <text:p text:style-name="Text_20_body">Н.А. Бердяев («Дух и реальность», «О назначении человека. Опыт парадоксальной этики», «О рабстве и свободе человека») прошел путь от марксиста до религиозного философа. Основные идеи:
</text:p>
      <text:p text:style-name="Text_20_body">Дух и природа противоположны. Дух — субъект, жизнь, свобода, творчество, преодолеваемые любовью; природа — объект, вещь, необходимость, пассивность. Бог есть дух, природа вторична. Человек, обладающий свободой и творчеством, может преобразить и одухотворить природу.
</text:p>
      <text:p text:style-name="Text_20_body">Примат свободы над бытием. Бог не отвечает за зло — он не сотворил свободу, приведшую к грехопадению. Три вида свободы: первичная иррациональная, рациональная и любовь. Человек свободно отпадает от Бога, движимый иррациональной свободой, и призван вернуться к Богу, приводя мир любовью.
</text:p>
      <text:p text:style-name="Text_20_body">Антроподицея (оправдание) человека. Человек — точка пересечения двух миров, образ и подобие Бога, личность, высшая ценность. Он венец мироздания и микрокосм. Предназначение человека — продолжать творение Богом мира. Человек творит из свободы, прорываясь в духовную реальность.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Кормышев Егор ИСиПв-401</dc:creator>
    <meta:initial-creator>Кормышев Егор ИСиПв-401</meta:initial-creator>
    <dc:date>2024-10-21T11:18:19</dc:date>
    <meta:creation-date>2024-10-21T11:18:19</meta:creation-date>
    <meta:generator>Emacs 29.4 (Org mode 9.8-pre)</meta:generator>
    <meta:keyword/>
    <dc:subject/>
    <dc:title>Русская Философия</dc:title>
  </office:meta>
</office:document-meta>
</file>